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be22" officeooo:paragraph-rsid="000abe22" style:font-weight-asian="bold" style:font-weight-complex="bold"/>
    </style:style>
    <style:style style:name="P2" style:family="paragraph" style:parent-style-name="Standard">
      <style:text-properties fo:font-weight="normal" officeooo:rsid="000abe22" officeooo:paragraph-rsid="000abe22" style:font-weight-asian="normal" style:font-weight-complex="normal"/>
    </style:style>
    <style:style style:name="P3" style:family="paragraph" style:parent-style-name="Standard">
      <style:text-properties fo:font-weight="normal" officeooo:rsid="000abe22" officeooo:paragraph-rsid="000cbc83" style:font-weight-asian="normal" style:font-weight-complex="normal"/>
    </style:style>
    <style:style style:name="P4" style:family="paragraph" style:parent-style-name="Standard">
      <style:text-properties fo:font-weight="normal" officeooo:rsid="000b3ea7" officeooo:paragraph-rsid="000b3ea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65cm" loext:contextual-spacing="false" style:line-height-at-least="0.741cm" fo:text-align="start" style:justify-single-word="false" fo:orphans="2" fo:widows="2" fo:padding="0cm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T1" style:family="text">
      <style:text-properties fo:color="#ce181e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000000" fo:background-color="#00a933" loext:char-shading-value="0"/>
    </style:style>
    <style:style style:name="T4" style:family="text">
      <style:text-properties fo:color="#000000" fo:background-color="#ffff00" loext:char-shading-value="0"/>
    </style:style>
    <style:style style:name="T5" style:family="text">
      <style:text-properties fo:color="#ff0000"/>
    </style:style>
    <style:style style:name="T6" style:family="text">
      <style:text-properties officeooo:rsid="000b3ea7"/>
    </style:style>
    <style:style style:name="T7" style:family="text">
      <style:text-properties officeooo:rsid="000cbc83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eñar un modelo entidad/relación que almacene los datos de todas las guerras de la historia de modo que:</text:p>
      <text:list xml:id="list3142684192" text:style-name="L1">
        <text:list-item>
          <text:p text:style-name="P6">Se almacene el <text:span text:style-name="T1">año en el que empezó</text:span> la <text:span text:style-name="T2">guerra</text:span> y el <text:span text:style-name="T1">año en que terminó</text:span>, así como su <text:span text:style-name="T1">nombre</text:span> y el de los <text:span text:style-name="T2">paises contendientes</text:span>, pudiendo indicar además quienes fueron las <text:span text:style-name="T3">ganadores</text:span></text:p>
        </text:list-item>
        <text:list-item>
          <text:p text:style-name="P7">Hay que tener en cuenta que los <text:span text:style-name="T2">paises</text:span> se pueden <text:span text:style-name="T3">unir</text:span> a la guerra a <text:span text:style-name="T4">uno u otro bando</text:span> (suponemos que solo hay dos bandos) <text:span text:style-name="T1">después de comenzada</text:span> la guerra (como EEUU en la 2ª guerra mundial) y que incluso pueden <text:span text:style-name="T1">abandonar la guerra</text:span><text:span text:style-name="T5"> </text:span><text:span text:style-name="T1">antes de que esta finalice</text:span> (como Rusia en la 1ª guerra mundial)</text:p>
        </text:list-item>
        <text:list-item>
          <text:p text:style-name="P7">Los <text:span text:style-name="T2">paises</text:span> que se almacenan en la base de datos pueden no ser <text:span text:style-name="T2">paises actualmente</text:span> (como Prusia, Aragón, Asiria,etc.) por lo que se ha contemplado que en la base de datos se almacenen los años en los que el país ha sido <text:span text:style-name="T1">independiente</text:span>, teniendo en cuenta que hay <text:span text:style-name="T2">paises</text:span> que ha habido momentos en los que ha sido <text:span text:style-name="T1">independiente</text:span> y otros en los que no (por ejemplo Croacia). Bstará con almacenar los <text:span text:style-name="T1">periodos en los que ha sido independiente.</text:span></text:p>
        </text:list-item>
      </text:list>
      <text:p text:style-name="Standard"/>
      <text:p text:style-name="P1">Entidades <text:span text:style-name="T6">y atributos</text:span></text:p>
      <text:p text:style-name="P2">Guerra: <text:span text:style-name="T6">año de comienzo, año acabado, nombre</text:span></text:p>
      <text:p text:style-name="P3">Países: <text:span text:style-name="T6">nombre, </text:span></text:p>
      <text:p text:style-name="P3"><text:span text:style-name="T7">(Relación entre bandos y país): fecha de unión, fecha retirada</text:span></text:p>
      <text:p text:style-name="P2">Bando: <text:span text:style-name="T7">#id_bando, #nombre</text:span></text:p>
      <text:p text:style-name="P4">Períodos independencia: <text:span text:style-name="T7">fecha inicio, fecha fin.</text:span></text:p>
      <text:p text:style-name="P1"/>
      <text:p text:style-name="P1">Identificadores</text:p>
      <text:p text:style-name="P4">Guerra: nombre</text:p>
      <text:p text:style-name="P4">Países:</text:p>
      <text:p text:style-name="P4">Bando:</text:p>
      <text:p text:style-name="P4">Períodos</text:p>
      <text:p text:style-name="P1"/>
      <text:p text:style-name="P1">Interrelacio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09:27:48.819000000</meta:creation-date>
    <dc:date>2020-11-10T10:29:22.985000000</dc:date>
    <meta:editing-duration>PT30M52S</meta:editing-duration>
    <meta:editing-cycles>1</meta:editing-cycles>
    <meta:document-statistic meta:table-count="0" meta:image-count="0" meta:object-count="0" meta:page-count="1" meta:paragraph-count="16" meta:word-count="227" meta:character-count="1293" meta:non-whitespace-character-count="1084"/>
    <meta:generator>LibreOffice/6.1.0.3$Windows_X86_64 LibreOffice_project/efb621ed25068d70781dc026f7e9c5187a4decd1</meta:generator>
  </office:meta>
</office:document-meta>
</file>